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20000000CC0E2F4FDF52C6DF9C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onflito<text:tab/>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Para causar o conflito, foi criado um arquivo em JS que tinha a função de subtrair, o arquivo foi alterado para a função de somar nas mesmas linhas em que estava subtraindo.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0E2F4FDF52C6DF9C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17:53:42.459159297</meta:creation-date>
    <meta:editing-duration>PT36M5S</meta:editing-duration>
    <meta:editing-cycles>2</meta:editing-cycles>
    <meta:generator>LibreOffice/6.4.7.2$Linux_X86_64 LibreOffice_project/40$Build-2</meta:generator>
    <dc:title>Bright Blue</dc:title>
    <dc:date>2021-05-31T18:39:57.660978154</dc:date>
    <meta:document-statistic meta:object-count="26"/>
  </office:meta>
</office:document-meta>
</file>